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58000001C237B7ABE1.png"/>
  <manifest:file-entry manifest:media-type="image/png" manifest:full-path="Pictures/10000000000000200000002000309F1C.png"/>
  <manifest:file-entry manifest:media-type="image/png" manifest:full-path="Pictures/100000000000012C0000015A48268ADB.png"/>
  <manifest:file-entry manifest:media-type="image/png" manifest:full-path="Pictures/10000000000000C8000000C85B99C914.png"/>
  <manifest:file-entry manifest:media-type="image/png" manifest:full-path="Pictures/10000000000000AC00000125E5FB60B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6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76cm" fo:min-width="26.6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27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10.84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9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6b6b" fo:font-family="'Yanone Kaffeesatz Bold'" style:font-pitch="variable" fo:font-size="140pt" style:font-size-asian="140pt" style:font-size-complex="140pt"/>
    </style:style>
    <style:style style:name="P3" style:family="paragraph">
      <style:paragraph-properties fo:text-align="center"/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P4" style:family="paragraph">
      <style:paragraph-properties fo:text-align="start"/>
    </style:style>
    <style:style style:name="P5" style:family="paragraph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P6" style:family="paragraph">
      <style:paragraph-properties fo:line-height="80%">
        <style:tab-stops/>
      </style:paragraph-properties>
    </style:style>
    <style:style style:name="P7" style:family="paragraph">
      <style:paragraph-properties fo:line-height="80%">
        <style:tab-stops/>
      </style:paragraph-properties>
      <style:text-properties fo:font-size="130pt" style:font-size-asian="130pt" style:font-size-complex="130pt"/>
    </style:style>
    <style:style style:name="P8" style:family="paragraph">
      <style:text-properties fo:font-size="220pt" style:font-size-asian="220pt" style:font-size-complex="220pt"/>
    </style:style>
    <style:style style:name="T1" style:family="text">
      <style:text-properties fo:color="#ff6b6b" fo:font-family="'Yanone Kaffeesatz Bold'" style:font-pitch="variable" fo:font-size="140pt" style:font-size-asian="140pt" style:font-size-complex="140pt"/>
    </style:style>
    <style:style style:name="T2" style:family="text"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T3" style:family="text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T4" style:family="text">
      <style:text-properties fo:font-size="130pt" style:font-size-asian="130pt" style:font-size-complex="130pt"/>
    </style:style>
    <style:style style:name="T5" style:family="text">
      <style:text-properties fo:color="#c44d58" fo:font-family="'Yanone Kaffeesatz Regular'" style:font-pitch="variable" fo:font-size="220pt" style:font-size-asian="220pt" style:font-size-complex="220pt"/>
    </style:style>
    <style:style style:name="T6" style:family="text">
      <style:text-properties fo:font-size="220pt" style:font-size-asian="220pt" style:font-size-complex="2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2" draw:layer="layout" svg:width="28cm" svg:height="5.966cm" svg:x="1.1cm" svg:y="1.994cm">
          <draw:text-box>
            <text:p text:style-name="P1"><text:span text:style-name="T1">CROSS-PLATFORM</text:span></text:p>
          </draw:text-box>
        </draw:frame>
        <draw:frame draw:style-name="gr2" draw:text-style-name="P3" draw:layer="layout" svg:width="28cm" svg:height="10.455cm" svg:x="1.6cm" svg:y="13.694cm">
          <draw:text-box>
            <text:p text:style-name="P1"><text:span text:style-name="T2">DEVELOPMENT</text:span></text:p>
            <text:p text:style-name="P1"><text:span text:style-name="T2"/></text:p>
          </draw:text-box>
        </draw:frame>
        <draw:frame draw:style-name="gr3" draw:text-style-name="P5" draw:layer="layout" svg:width="25.113cm" svg:height="12.159cm" svg:x="1.675cm" svg:y="4.389cm">
          <draw:text-box>
            <text:p text:style-name="P4"><text:span text:style-name="T3">mobile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2" draw:text-style-name="P7" draw:layer="layout" svg:width="25.199cm" svg:height="10.847cm" svg:x="1.4cm" svg:y="-0.663cm" presentation:class="title" presentation:user-transformed="true">
          <draw:text-box>
            <text:p text:style-name="P6"><text:span text:style-name="T4">MOBILE DEVELOPMENT</text:span></text:p>
          </draw:text-box>
        </draw:frame>
        <draw:frame draw:style-name="gr5" draw:text-style-name="P1" draw:layer="layout" svg:width="7.937cm" svg:height="9.154cm" svg:x="1.016cm" svg:y="9.906cm">
          <draw:image xlink:href="Pictures/100000000000012C0000015A48268ADB.png" xlink:type="simple" xlink:show="embed" xlink:actuate="onLoad">
            <text:p/>
          </draw:image>
        </draw:frame>
        <draw:frame draw:style-name="gr5" draw:text-style-name="P1" draw:layer="layout" svg:width="11.43cm" svg:height="8.156cm" svg:x="9.144cm" svg:y="10.382cm">
          <draw:image xlink:href="Pictures/1000000000000258000001C237B7ABE1.png" xlink:type="simple" xlink:show="embed" xlink:actuate="onLoad">
            <text:p/>
          </draw:image>
        </draw:frame>
        <draw:frame draw:style-name="gr5" draw:text-style-name="P1" draw:layer="layout" svg:width="3.119cm" svg:height="5.313cm" svg:x="22.352cm" svg:y="10.668cm">
          <draw:image xlink:href="Pictures/10000000000000AC00000125E5FB60BD.png" xlink:type="simple" xlink:show="embed" xlink:actuate="onLoad">
            <text:p/>
          </draw:image>
        </draw:frame>
        <draw:frame draw:style-name="gr5" draw:text-style-name="P1" draw:layer="layout" svg:width="2.051cm" svg:height="2.051cm" svg:x="22.86cm" svg:y="16.256cm">
          <draw:image xlink:href="Pictures/10000000000000C8000000C85B99C914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4" draw:text-style-name="P8" draw:layer="layout" svg:width="25.199cm" svg:height="8.98cm" svg:x="1.4cm" svg:y="9.938cm" presentation:class="title" presentation:user-transformed="true">
          <draw:text-box>
            <text:p text:style-name="P8"><text:span text:style-name="T5">Phone</text:span><text:span text:style-name="T6">Gap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8080" draw:fill-gradient-name="Gradient_20_7" draw:fill-hatch-name="Hatching_20_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ecdc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Yanone Kaffeesatz Regular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Yanone Kaffeesatz Regular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Yanone Kaffeesatz Regular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Yanone Kaffeesatz Regular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b6b" style:text-outline="false" style:text-line-through-style="none" fo:font-family="'Yanone Kaffeesatz Bold'" style:font-pitch="variable" fo:font-size="9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96pt" style:font-style-asian="normal" style:font-weight-asian="normal" style:font-family-complex="'Lohit Hindi'" style:font-family-generic-complex="system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ecdc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10.847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am McLennan</meta:initial-creator>
    <meta:creation-date>2011-11-06T13:28:44</meta:creation-date>
    <meta:editing-duration>PT41M19S</meta:editing-duration>
    <meta:editing-cycles>6</meta:editing-cycles>
    <dc:date>2011-11-06T14:22:38</dc:date>
    <dc:creator>Liam McLennan</dc:creator>
    <meta:generator>LibreOffice/3.4$Linux LibreOffice_project/340m1$Build-302</meta:generator>
    <meta:document-statistic meta:object-count="36"/>
  </office:meta>
</office:document-meta>
</file>